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1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+2332775000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6868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+2335600001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8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4277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60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6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9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6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6444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62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809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3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335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6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62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6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1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0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52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79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945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1084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7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50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592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5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3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3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7354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4701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882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592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7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529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40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5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8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79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3316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1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058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1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1691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6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6186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2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5060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3704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0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6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8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11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527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6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1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3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42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85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8885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296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1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000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2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8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00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000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5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8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00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7420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9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1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655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5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721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50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000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5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2826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3882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812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7651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9724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1204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0000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11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0972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1122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1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0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8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5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28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1297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7234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0327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461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102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32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000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891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08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0277551042 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28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462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3125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478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2343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0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3335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277551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600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1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7155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02626921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3944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5499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66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5034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336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1217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2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706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4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32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3229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19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4106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84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4767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8885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11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2828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870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121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183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000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002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1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03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2087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099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30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715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72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141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59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183223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+2335745299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4790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521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5060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0340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8893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1669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4443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774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9907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333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5185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0197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4783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2729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634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3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6969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2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796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492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400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295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3918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0000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00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786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224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6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639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7094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719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211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3357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812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9716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6655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0206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477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479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9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2697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95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6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475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900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4277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004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710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43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715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092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55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1067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4060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0498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7247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102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766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40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1366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537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241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380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311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4068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260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363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7246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4266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781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220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2777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5958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361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997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183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591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2786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2077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5461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402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1039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2369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492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7827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5846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7564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5124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5286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651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6993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334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503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5493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5521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216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0605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098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2364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1647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505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923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652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085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8969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9258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6929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8099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4760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2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0418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000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0158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6840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11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8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59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7443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710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526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19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6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71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07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7189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708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52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014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7388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1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9922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719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698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1300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698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277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85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5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23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6655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719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7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812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30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819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5915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0166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2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8121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2807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6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5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5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9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059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925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997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793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1199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463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729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57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5515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7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0008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15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8855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9000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511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6188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555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60249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0004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555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5299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7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4481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011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2345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32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0317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159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3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7832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0577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6711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891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8123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4527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7852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7092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707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812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105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690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2859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4880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05752011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05775531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6456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1198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2637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329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7788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2359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4646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648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1707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570935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5773456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'5764489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477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117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1394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1693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9777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444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6272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940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0390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7532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531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9173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832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057 923 19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026 259 0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248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0700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52996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016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4545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320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9782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7058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9085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1979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7309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856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‭57 575 6323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15932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9273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3158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846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40780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31995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60521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444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4611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347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7359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8767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2089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6656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8666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477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00442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777780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+2332697103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543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737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0743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5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417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5139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6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5585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3475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67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6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5755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6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6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6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72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1874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283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48193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0308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68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5949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336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9301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5520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7316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82501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10321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3587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8861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9656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115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37568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96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95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92676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58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29753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25546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84160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6771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5766090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643550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233270227190</text:p>
          </table:table-cell>
          <table:table-cell table:number-columns-repeated="16383"/>
        </table:table-row>
        <table:table-row table:number-rows-repeated="10480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Jessica Amanor</meta:initial-creator>
    <dc:creator>John Evans Okyere</dc:creator>
    <meta:creation-date>2024-07-02T16:26:13Z</meta:creation-date>
    <dc:date>2024-11-04T00:14:38Z</dc:date>
  </office:meta>
</office:document-meta>
</file>